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Mono1"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210b89"/>
    </style:style>
    <style:style style:name="P2" style:family="paragraph" style:parent-style-name="Standard">
      <style:text-properties officeooo:rsid="00210b89" officeooo:paragraph-rsid="00210b89"/>
    </style:style>
    <style:style style:name="P3" style:family="paragraph" style:parent-style-name="Standard">
      <style:text-properties officeooo:paragraph-rsid="00223a86"/>
    </style:style>
    <style:style style:name="P4" style:family="paragraph" style:parent-style-name="Standard">
      <style:text-properties officeooo:paragraph-rsid="00227237"/>
    </style:style>
    <style:style style:name="P5" style:family="paragraph" style:parent-style-name="Text_20_body">
      <style:text-properties officeooo:rsid="00229fb0" officeooo:paragraph-rsid="00229fb0"/>
    </style:style>
    <style:style style:name="P6" style:family="paragraph" style:parent-style-name="Text_20_body">
      <style:text-properties officeooo:paragraph-rsid="00223a86"/>
    </style:style>
    <style:style style:name="P7" style:family="paragraph" style:parent-style-name="Heading_20_2">
      <style:text-properties officeooo:rsid="03fcbe66" officeooo:paragraph-rsid="03fcbe66"/>
    </style:style>
    <style:style style:name="P8" style:family="paragraph" style:parent-style-name="Heading_20_3">
      <style:text-properties officeooo:rsid="00210b89" officeooo:paragraph-rsid="00210b89"/>
    </style:style>
    <style:style style:name="P9" style:family="paragraph" style:parent-style-name="Preformatted_20_Text">
      <style:text-properties fo:font-size="8pt" style:font-size-asian="8pt" style:font-size-complex="8pt"/>
    </style:style>
    <style:style style:name="P10" style:family="paragraph" style:parent-style-name="Preformatted_20_Text">
      <style:text-properties officeooo:paragraph-rsid="03fcbe66"/>
    </style:style>
    <style:style style:name="P11" style:family="paragraph" style:parent-style-name="Preformatted_20_Text">
      <style:text-properties officeooo:paragraph-rsid="03fde530"/>
    </style:style>
    <style:style style:name="P12" style:family="paragraph" style:parent-style-name="Standard">
      <style:text-properties officeooo:rsid="03f6d35d" officeooo:paragraph-rsid="03f6d35d"/>
    </style:style>
    <style:style style:name="P13" style:family="paragraph" style:parent-style-name="Standard">
      <style:text-properties officeooo:rsid="03f857de" officeooo:paragraph-rsid="03f857de"/>
    </style:style>
    <style:style style:name="P14" style:family="paragraph" style:parent-style-name="Standard" style:list-style-name="L2">
      <style:text-properties officeooo:paragraph-rsid="00210b89"/>
    </style:style>
    <style:style style:name="P15" style:family="paragraph" style:parent-style-name="Standard" style:list-style-name="L3">
      <style:text-properties officeooo:paragraph-rsid="00210b89"/>
    </style:style>
    <style:style style:name="P16" style:family="paragraph" style:parent-style-name="Standard" style:list-style-name="L4"/>
    <style:style style:name="P17" style:family="paragraph" style:parent-style-name="Standard" style:list-style-name="L4">
      <style:text-properties officeooo:paragraph-rsid="00210b89"/>
    </style:style>
    <style:style style:name="P18" style:family="paragraph" style:parent-style-name="Standard" style:list-style-name="L5"/>
    <style:style style:name="P19" style:family="paragraph" style:parent-style-name="Standard" style:list-style-name="L5">
      <style:text-properties officeooo:paragraph-rsid="00210b89"/>
    </style:style>
    <style:style style:name="P20" style:family="paragraph" style:parent-style-name="Standard" style:list-style-name="L5">
      <style:text-properties officeooo:paragraph-rsid="03fabc8c"/>
    </style:style>
    <style:style style:name="P21" style:family="paragraph" style:parent-style-name="Standard" style:list-style-name="L6">
      <style:text-properties officeooo:rsid="00210b89" officeooo:paragraph-rsid="00210b89"/>
    </style:style>
    <style:style style:name="P22" style:family="paragraph" style:parent-style-name="Standard" style:list-style-name="L7">
      <style:text-properties officeooo:rsid="00210b89" officeooo:paragraph-rsid="00210b89"/>
    </style:style>
    <style:style style:name="P23" style:family="paragraph" style:parent-style-name="Standard" style:list-style-name="L6">
      <style:text-properties officeooo:paragraph-rsid="00210b89"/>
    </style:style>
    <style:style style:name="P24" style:family="paragraph" style:parent-style-name="Standard" style:list-style-name="L7">
      <style:text-properties officeooo:paragraph-rsid="00210b89"/>
    </style:style>
    <style:style style:name="P25" style:family="paragraph" style:parent-style-name="Standard" style:list-style-name="L4">
      <style:text-properties officeooo:rsid="03fbe9e2" officeooo:paragraph-rsid="03fbe9e2"/>
    </style:style>
    <style:style style:name="P26" style:family="paragraph" style:parent-style-name="Standard">
      <style:text-properties officeooo:paragraph-rsid="03fcbe66"/>
    </style:style>
    <style:style style:name="P27" style:family="paragraph" style:parent-style-name="Standard">
      <style:text-properties officeooo:rsid="03fde530" officeooo:paragraph-rsid="03fde530"/>
    </style:style>
    <style:style style:name="P28" style:family="paragraph" style:parent-style-name="Text_20_body">
      <style:text-properties officeooo:paragraph-rsid="03f6d35d"/>
    </style:style>
    <style:style style:name="P29" style:family="paragraph" style:parent-style-name="Text_20_body" style:list-style-name="L1">
      <style:text-properties officeooo:paragraph-rsid="03f6d35d"/>
    </style:style>
    <style:style style:name="P30" style:family="paragraph" style:parent-style-name="Text_20_body" style:list-style-name="L1">
      <style:text-properties officeooo:rsid="03f6d35d" officeooo:paragraph-rsid="03f6d35d"/>
    </style:style>
    <style:style style:name="P31" style:family="paragraph" style:parent-style-name="Text_20_body">
      <style:text-properties officeooo:rsid="03f6d35d" officeooo:paragraph-rsid="03f6d35d"/>
    </style:style>
    <style:style style:name="P32" style:family="paragraph" style:parent-style-name="Text_20_body">
      <style:text-properties fo:font-weight="bold" officeooo:rsid="03f6d35d" officeooo:paragraph-rsid="03f6d35d" style:font-weight-asian="bold" style:font-weight-complex="bold"/>
    </style:style>
    <style:style style:name="P33" style:family="paragraph" style:parent-style-name="Text_20_body">
      <style:text-properties fo:font-weight="bold" officeooo:paragraph-rsid="03fabc8c" style:font-weight-asian="bold" style:font-weight-complex="bold"/>
    </style:style>
    <style:style style:name="P34" style:family="paragraph" style:parent-style-name="Text_20_body">
      <style:text-properties fo:font-weight="bold" officeooo:rsid="03fcbd23" officeooo:paragraph-rsid="03fcbd23" style:font-weight-asian="bold" style:font-weight-complex="bold"/>
    </style:style>
    <style:style style:name="P35" style:family="paragraph" style:parent-style-name="Text_20_body">
      <style:text-properties officeooo:rsid="03fabc8c" officeooo:paragraph-rsid="03fabc8c"/>
    </style:style>
    <style:style style:name="P36" style:family="paragraph" style:parent-style-name="Text_20_body">
      <style:text-properties officeooo:paragraph-rsid="03fabc8c"/>
    </style:style>
    <style:style style:name="P37" style:family="paragraph" style:parent-style-name="Text_20_body">
      <style:text-properties officeooo:rsid="03fbe9e2" officeooo:paragraph-rsid="03fbe9e2"/>
    </style:style>
    <style:style style:name="P38" style:family="paragraph" style:parent-style-name="Text_20_body" style:list-style-name="L8">
      <style:text-properties officeooo:rsid="03fbe9e2" officeooo:paragraph-rsid="03fbe9e2"/>
    </style:style>
    <style:style style:name="P39" style:family="paragraph" style:parent-style-name="Text_20_body">
      <style:text-properties officeooo:paragraph-rsid="03fcbd23"/>
    </style:style>
    <style:style style:name="P40" style:family="paragraph" style:parent-style-name="Text_20_body">
      <style:text-properties officeooo:rsid="03fcbe66" officeooo:paragraph-rsid="03fcbe66"/>
    </style:style>
    <style:style style:name="P41" style:family="paragraph" style:parent-style-name="Text_20_body">
      <style:text-properties officeooo:rsid="03fde530" officeooo:paragraph-rsid="03fde530"/>
    </style:style>
    <style:style style:name="T1" style:family="text">
      <style:text-properties fo:font-weight="bold" style:font-weight-asian="bold" style:font-weight-complex="bold"/>
    </style:style>
    <style:style style:name="T2" style:family="text">
      <style:text-properties fo:font-weight="bold" officeooo:rsid="00229fb0" style:font-weight-asian="bold" style:font-weight-complex="bold"/>
    </style:style>
    <style:style style:name="T3" style:family="text">
      <style:text-properties fo:font-weight="bold" officeooo:rsid="0024199b" style:font-weight-asian="bold" style:font-weight-complex="bold"/>
    </style:style>
    <style:style style:name="T4" style:family="text">
      <style:text-properties fo:font-weight="bold" officeooo:rsid="03f4fe45" style:font-weight-asian="bold" style:font-weight-complex="bold"/>
    </style:style>
    <style:style style:name="T5" style:family="text">
      <style:text-properties fo:font-weight="bold" officeooo:rsid="03f857de" style:font-weight-asian="bold" style:font-weight-complex="bold"/>
    </style:style>
    <style:style style:name="T6" style:family="text">
      <style:text-properties fo:font-weight="bold" officeooo:rsid="03fabc8c" style:font-weight-asian="bold" style:font-weight-complex="bold"/>
    </style:style>
    <style:style style:name="T7" style:family="text">
      <style:text-properties fo:font-weight="bold" officeooo:rsid="03fcbe66" style:font-weight-asian="bold" style:font-weight-complex="bold"/>
    </style:style>
    <style:style style:name="T8" style:family="text">
      <style:text-properties fo:font-weight="normal" style:font-weight-asian="normal" style:font-weight-complex="normal"/>
    </style:style>
    <style:style style:name="T9" style:family="text">
      <style:text-properties fo:font-weight="normal" officeooo:rsid="00229fb0" style:font-weight-asian="normal" style:font-weight-complex="normal"/>
    </style:style>
    <style:style style:name="T10" style:family="text">
      <style:text-properties fo:font-weight="normal" officeooo:rsid="0024199b" style:font-weight-asian="normal" style:font-weight-complex="normal"/>
    </style:style>
    <style:style style:name="T11" style:family="text">
      <style:text-properties fo:font-weight="normal" officeooo:rsid="0042464f" style:font-weight-asian="normal" style:font-weight-complex="normal"/>
    </style:style>
    <style:style style:name="T12" style:family="text">
      <style:text-properties fo:font-weight="normal" officeooo:rsid="03f4fe45" style:font-weight-asian="normal" style:font-weight-complex="normal"/>
    </style:style>
    <style:style style:name="T13" style:family="text">
      <style:text-properties fo:font-weight="normal" officeooo:rsid="03f6d35d" style:font-weight-asian="normal" style:font-weight-complex="normal"/>
    </style:style>
    <style:style style:name="T14" style:family="text">
      <style:text-properties fo:font-weight="normal" officeooo:rsid="03f857de" style:font-weight-asian="normal" style:font-weight-complex="normal"/>
    </style:style>
    <style:style style:name="T15" style:family="text">
      <style:text-properties fo:font-weight="normal" officeooo:rsid="03fcbd23" style:font-weight-asian="normal" style:font-weight-complex="normal"/>
    </style:style>
    <style:style style:name="T16" style:family="text">
      <style:text-properties fo:font-weight="normal" officeooo:rsid="03fcbe66" style:font-weight-asian="normal" style:font-weight-complex="normal"/>
    </style:style>
    <style:style style:name="T17" style:family="text">
      <style:text-properties fo:font-style="italic" fo:font-weight="normal" officeooo:rsid="0024199b" style:font-style-asian="italic" style:font-weight-asian="normal" style:font-style-complex="italic" style:font-weight-complex="normal"/>
    </style:style>
    <style:style style:name="T18" style:family="text">
      <style:text-properties fo:font-style="normal" fo:font-weight="normal" officeooo:rsid="0024199b" style:font-style-asian="normal" style:font-weight-asian="normal" style:font-style-complex="normal" style:font-weight-complex="normal"/>
    </style:style>
    <style:style style:name="T19" style:family="text">
      <style:text-properties style:text-line-through-style="none" style:text-line-through-type="none" fo:font-style="normal" style:font-style-asian="normal" style:font-style-complex="normal"/>
    </style:style>
    <style:style style:name="T20" style:family="text">
      <style:text-properties style:text-line-through-style="none" style:text-line-through-type="none" fo:font-style="normal" officeooo:rsid="000bfb69" style:font-style-asian="normal" style:font-style-complex="normal"/>
    </style:style>
    <style:style style:name="T21" style:family="text">
      <style:text-properties fo:font-size="8pt" style:font-size-asian="8pt" style:font-size-complex="8pt"/>
    </style:style>
    <style:style style:name="T22" style:family="text">
      <style:text-properties officeooo:rsid="001f55d1"/>
    </style:style>
    <style:style style:name="T23" style:family="text">
      <style:text-properties officeooo:rsid="00210b89"/>
    </style:style>
    <style:style style:name="T24" style:family="text">
      <style:text-properties officeooo:rsid="00223a86"/>
    </style:style>
    <style:style style:name="T25" style:family="text">
      <style:text-properties officeooo:rsid="00229fb0"/>
    </style:style>
    <style:style style:name="T26" style:family="text">
      <style:text-properties officeooo:rsid="0042464f"/>
    </style:style>
    <style:style style:name="T27" style:family="text">
      <style:text-properties officeooo:rsid="00435891"/>
    </style:style>
    <style:style style:name="T28" style:family="text">
      <style:text-properties officeooo:rsid="03f4fe45"/>
    </style:style>
    <style:style style:name="T29" style:family="text">
      <style:text-properties officeooo:rsid="03fa1bd9"/>
    </style:style>
    <style:style style:name="T30" style:family="text">
      <style:text-properties style:font-name="Liberation Sans" fo:font-size="14pt" officeooo:rsid="03fa1bd9" style:font-name-asian="Noto Sans CJK SC" style:font-size-asian="14pt" style:font-name-complex="Lohit Devanagari" style:font-size-complex="14pt"/>
    </style:style>
    <style:style style:name="T31" style:family="text">
      <style:text-properties officeooo:rsid="03fabc8c"/>
    </style:style>
    <style:style style:name="T32" style:family="text">
      <style:text-properties fo:color="#fff200" style:font-name="Liberation Mono" fo:font-size="10pt" fo:font-weight="bold" officeooo:rsid="03fabc8c" style:font-name-asian="DejaVu Sans Mono" style:font-size-asian="10pt" style:font-name-complex="Liberation Mono" style:font-size-complex="10pt"/>
    </style:style>
    <style:style style:name="T33" style:family="text">
      <style:text-properties fo:color="#fff200" style:font-name="Liberation Mono" fo:font-size="10pt" fo:font-weight="bold" officeooo:rsid="03fabc8c" style:font-name-asian="DejaVu Sans Mono" style:font-size-asian="10pt" style:font-weight-asian="bold" style:font-name-complex="Liberation Mono" style:font-size-complex="10pt" style:font-weight-complex="bold"/>
    </style:style>
    <style:style style:name="T34" style:family="text">
      <style:text-properties officeooo:rsid="03fcbd23"/>
    </style:style>
    <style:style style:name="T35" style:family="text">
      <style:text-properties officeooo:rsid="03fcbe66"/>
    </style:style>
    <style:style style:name="T36" style:family="text">
      <style:text-properties fo:color="#ffff6d" style:text-underline-style="none"/>
    </style:style>
    <style:style style:name="T37" style:family="text">
      <style:text-properties officeooo:rsid="03fde53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OS2 Command Line Client Manual</text:p>
      <text:h text:style-name="Heading_20_1" text:outline-level="1">Introduction</text:h>
      <text:p text:style-name="P5">This is a fully featured command line client for OA4MP. <text:s/></text:p>
      <text:h text:style-name="Heading_20_2" text:outline-level="2">Quick reference</text:h>
      <text:h text:style-name="Heading_20_3" text:outline-level="3">Base CLI commands</text:h>
      <text:p text:style-name="P28"><text:span text:style-name="T28">Each type of command line interface (CLI) in OA4MP is based on the same code, hence there are things that are common to all of them. These commands are generally prefixed with a </text:span><text:span text:style-name="T4">/</text:span><text:span text:style-name="T12">. </text:span><text:span text:style-name="T13">General things this does</text:span></text:p>
      <text:list xml:id="list1134392794" text:style-name="L1">
        <text:list-item>
          <text:p text:style-name="P30"><text:span text:style-name="T8">prints help on these commands (issue a </text:span><text:span text:style-name="T1">/?</text:span><text:span text:style-name="T8"> at the prompt).</text:span></text:p>
        </text:list-item>
        <text:list-item>
          <text:p text:style-name="P30"><text:span text:style-name="T8">manages command history for display or repeat, loading and saving.</text:span></text:p>
        </text:list-item>
        <text:list-item>
          <text:p text:style-name="P29"><text:span text:style-name="T13">lists the commands in the current components</text:span></text:p>
        </text:list-item>
      </text:list>
      <text:p text:style-name="P6"><text:span text:style-name="T23">These are all prefixed with a “/” and refer to </text:span><text:span text:style-name="T25">running various parts of the CLI, such as the history of input and re-running commands. </text:span><text:span text:style-name="T26">This derives from a general command line client interface used through OA4MP, so these work in other components too (such as the CLI to manage stores). </text:span><text:span text:style-name="T25">When in doubt, issue </text:span><text:span text:style-name="T2">/?</text:span><text:span text:style-name="T9"> to get help. </text:span><text:span text:style-name="T10">Generally something useful is printed if you supply an argument of </text:span><text:span text:style-name="T3">-- help</text:span><text:span text:style-name="T10"> (Not</text:span><text:span text:style-name="T11">e</text:span><text:span text:style-name="T10"> the </text:span><text:span text:style-name="T17">double</text:span><text:span text:style-name="T18"> hyphen!)</text:span></text:p>
      <text:p text:style-name="Heading">General commands:</text:p>
      <text:p text:style-name="Standard"><text:s text:c="2"/><text:span text:style-name="T1">/exit <text:s/>/q</text:span> = exit this component</text:p>
      <text:p text:style-name="Standard"><text:s text:c="2"/><text:span text:style-name="T1">/?</text:span> = print help</text:p>
      <text:p text:style-name="Standard"><text:s text:c="2"/><text:span text:style-name="T1">/commands </text:span>= list all of the currently available commands.</text:p>
      <text:p text:style-name="Standard"><text:s text:c="2"/><text:span text:style-name="T1">/trace on | off</text:span> = turn *low level* debugging on or off. U<text:span text:style-name="T24">s</text:span>e with care.</text:p>
      <text:p text:style-name="Heading">Command buffer</text:p>
      <text:p text:style-name="P3"><text:span text:style-name="T24">T</text:span>hese are understood at all times and are interpreted before <text:s/>any commands are issued.</text:p>
      <text:p text:style-name="Standard"><text:span text:style-name="T1">/c</text:span> = <text:s/>clear the command history</text:p>
      <text:p text:style-name="Standard"><text:span text:style-name="T1">/l</text:span> path = load the command history saved in the path</text:p>
      <text:p text:style-name="Standard"><text:span text:style-name="T1">/w</text:span> path = write the command history to the given file</text:p>
      <text:p text:style-name="Heading">Command history:</text:p>
      <text:p text:style-name="Standard"><text:span text:style-name="T1">/h [index]</text:span> = either print the entire command history (no argument) or re-execute the command at the given index.</text:p>
      <text:p text:style-name="P4"><text:span text:style-name="T1">/r</text:span> = <text:s/>re-evaluate the most recent (0th index) command in the history. </text:p>
      <text:p text:style-name="P4"><text:s text:c="8"/>This is equivalent to issuing <text:span text:style-name="T1">/h 0</text:span></text:p>
      <text:h text:style-name="P8" text:outline-level="3"><text:soft-page-break/>General commands</text:h>
      <text:p text:style-name="P31">These are what does the task for the CLI, such as being an OAuth client or managing a set of stores. <text:s/>This reference is designed to be quick. It will tell you where to look for things, but the absolute most correct manual is included with the CLI itself and online. Whenever you are not sure what to do </text:p>
      <text:p text:style-name="P32">--help</text:p>
      <text:p text:style-name="P12">(Note the double hyphen!) will give you something. It also works for each of the commands below. So if you were not sure about what the <text:span text:style-name="T1">load</text:span><text:span text:style-name="T8"> command did, then you type in</text:span></text:p>
      <text:p text:style-name="P12"><text:span text:style-name="T8"><text:line-break/></text:span><text:span text:style-name="T5">client&gt;load --help </text:span></text:p>
      <text:p text:style-name="P12"><text:span text:style-name="T14"/></text:p>
      <text:p text:style-name="P13"><text:span text:style-name="T14">a</text:span><text:span text:style-name="T8">nd a bunch of help would issue forth. </text:span></text:p>
      <text:p text:style-name="Heading">Commands to manage state</text:p>
      <text:list xml:id="list3679945359" text:style-name="L2">
        <text:list-item>
          <text:p text:style-name="P14">load - <text:span text:style-name="T29">load a configuration, replacing the current. </text:span></text:p>
        </text:list-item>
        <text:list-item>
          <text:p text:style-name="P14">read <text:s/>- <text:span text:style-name="T29">read a stored session from a given file</text:span></text:p>
        </text:list-item>
        <text:list-item>
          <text:p text:style-name="P14">save_cert - <text:span text:style-name="T29">save any cert to a given file</text:span></text:p>
        </text:list-item>
        <text:list-item>
          <text:p text:style-name="P14">write - <text:span text:style-name="T29">write the current state of this program to a file. This lets you resume where you were exactly.</text:span></text:p>
        </text:list-item>
      </text:list>
      <text:p text:style-name="Heading">Commands to manage CLI <text:span text:style-name="T30">behavior</text:span></text:p>
      <text:list xml:id="list1415940183" text:style-name="L3">
        <text:list-item>
          <text:p text:style-name="P15">echo - <text:span text:style-name="T31">echos the input to the consoles. <text:s/>Mostly used in batch mode so the user can see what commands are executing.</text:span></text:p>
        </text:list-item>
        <text:list-item>
          <text:p text:style-name="P15">set_output_on - <text:span text:style-name="T29">mostly used in batch files. If set to false, then all output is discarded.</text:span></text:p>
        </text:list-item>
        <text:list-item>
          <text:p text:style-name="P15">set_verbose_on - <text:span text:style-name="T29">sets the output to be chattier.</text:span></text:p>
        </text:list-item>
        <text:list-item>
          <text:p text:style-name="P15">version - <text:span text:style-name="T29">the current version of this program</text:span></text:p>
        </text:list-item>
        <text:list-item>
          <text:p text:style-name="P15">print_help - <text:span text:style-name="T29">print out help about these specific commands (environment, display)</text:span></text:p>
        </text:list-item>
      </text:list>
      <text:p text:style-name="P1"/>
      <text:p text:style-name="Heading">Commands for <text:span text:style-name="T22">environment</text:span></text:p>
      <text:p text:style-name="P36"><text:span text:style-name="T31">The environment is a set of key/value pairs that is used to pre-process all commands. It may be either created on the fly or loaded/saved. Any key may be referenced in any command and this is replaced by its value then executed. The environment is kind of useful at the command line and extremely so in batch files since you can use it to store sets variables and import them, leaving your batch script free of hard-coded values.</text:span></text:p>
      <text:p text:style-name="P33"><text:span text:style-name="T31"><text:s/>E.g.</text:span></text:p>
      <text:p text:style-name="Preformatted_20_Text"><text:span text:style-name="T31">cl</text:span><text:span text:style-name="T32">ient</text:span><text:span text:style-name="T31">&gt;</text:span>set_env my_<text:span text:style-name="T32">file “/opt/cilogon-oa2/var/temp/poloc-test.json”</text:span></text:p>
      <text:p text:style-name="Preformatted_20_Text"><text:span text:style-name="T33">client&gt;write ${my_file}</text:span><text:span text:style-name="T6"> </text:span></text:p>
      <text:p text:style-name="Text_20_body"/>
      <text:p text:style-name="P35">Would write the current state to the given file. All of these are suffixed with <text:span text:style-name="T1">_env</text:span>.</text:p>
      <text:list xml:id="list1746898651" text:style-name="L4">
        <text:list-item>
          <text:p text:style-name="P16">clear_env - <text:span text:style-name="T31">clear all environment variables</text:span></text:p>
        </text:list-item>
        <text:list-item>
          <text:p text:style-name="P25">get_env - print the value of a single variable</text:p>
        </text:list-item>
        <text:list-item>
          <text:p text:style-name="P17">print_env - <text:span text:style-name="T31">print all the variables.</text:span></text:p>
        </text:list-item>
        <text:list-item>
          <text:p text:style-name="P17"><text:soft-page-break/>read_env - <text:span text:style-name="T31">read a file containing variables</text:span></text:p>
        </text:list-item>
        <text:list-item>
          <text:p text:style-name="P17">save_env - <text:span text:style-name="T31">save the current environment to a file</text:span></text:p>
        </text:list-item>
        <text:list-item>
          <text:p text:style-name="P17">set_env - <text:span text:style-name="T31">set a key/value pair</text:span></text:p>
        </text:list-item>
      </text:list>
      <text:p text:style-name="P1"/>
      <text:h text:style-name="Heading_20_3" text:outline-level="3">O<text:span text:style-name="T23">A</text:span>uth <text:span text:style-name="T27">and </text:span>related commands</text:h>
      <text:p text:style-name="Heading">Parameter commands</text:p>
      <text:p text:style-name="P37">Parameters are just that – parameters sent along additionally with requests to the service. There are 3 places that these may be sent, so there are 3 flags that determine which request these go with.</text:p>
      <text:list xml:id="list1268237271" text:style-name="L8">
        <text:list-item>
          <text:p text:style-name="P38">-a or -auth is used for parameters sent in the initial (authorization) request.</text:p>
        </text:list-item>
        <text:list-item>
          <text:p text:style-name="P38">-t or -token is used for parameters sent in the token or refresh request.</text:p>
        </text:list-item>
        <text:list-item>
          <text:p text:style-name="P38">-x or -exchange is used for parameters sent as part of a token exchange</text:p>
        </text:list-item>
      </text:list>
      <text:p text:style-name="P37">Note that whatever you specify is sent so it is always a good idea to enclose whatever you want to send in quotes.</text:p>
      <text:p text:style-name="P34">E.g.</text:p>
      <text:p text:style-name="P39"><text:span text:style-name="T15">Here is a snippet that is used to set all three requests at once</text:span></text:p>
      <text:p text:style-name="Preformatted_20_Text"><text:s text:c="4"/><text:span text:style-name="T21"><text:s/>set_param -a scope "read:/home/jeff x.y: write:"</text:span></text:p>
      <text:p text:style-name="P9"><text:s text:c="6"/>set_param -t scope "read:/home/jeff x.y: write:/data/cluster"</text:p>
      <text:p text:style-name="P9"><text:s text:c="6"/>set_param -x scope "read:/home/jeffy x.y:/abc/def/ghi write:/data/cluster1 x.<text:a xlink:type="simple" xlink:href="../../../../../../../../../../z:/any" text:style-name="Internet_20_link" text:visited-style-name="Visited_20_Internet_20_Link">z:/any</text:a>"</text:p>
      <text:p text:style-name="Text_20_body"/>
      <text:list xml:id="list2868287594" text:style-name="L7">
        <text:list-item>
          <text:p text:style-name="P24">clear_all_params - <text:span text:style-name="T34">clear all parameters. </text:span></text:p>
        </text:list-item>
        <text:list-item>
          <text:p text:style-name="P24">get_param - <text:span text:style-name="T34">list the parameters for a request</text:span></text:p>
        </text:list-item>
        <text:list-item>
          <text:p text:style-name="P24">set_param - <text:span text:style-name="T34">set the parameters for a request</text:span></text:p>
        </text:list-item>
        <text:list-item>
          <text:p text:style-name="P22">rm_param - <text:span text:style-name="T34">remove a parameter for a request</text:span></text:p>
        </text:list-item>
      </text:list>
      <text:p text:style-name="P2"/>
      <text:p text:style-name="Heading">Information about tokens and such</text:p>
      <text:list xml:id="list3789590212" text:style-name="L6">
        <text:list-item>
          <text:p text:style-name="P23">asset - <text:span text:style-name="T35">print the asset. This is used internally and is sometimes useful, but generally not of interest.</text:span></text:p>
        </text:list-item>
        <text:list-item>
          <text:p text:style-name="P23">claims - <text:span text:style-name="T35">print any claims. Note that after each request, this may be updated.</text:span></text:p>
        </text:list-item>
        <text:list-item>
          <text:p text:style-name="P23">show_raw_id_token - <text:span text:style-name="T35">show the last id token as a JWT. This is apt to be messy, but there it is.</text:span></text:p>
        </text:list-item>
        <text:list-item>
          <text:p text:style-name="P21">tokens - <text:span text:style-name="T35">show all tokens, along with any information about expiration etc. available.</text:span></text:p>
        </text:list-item>
      </text:list>
      <text:p text:style-name="P1"/>
      <text:p text:style-name="Heading">O<text:span text:style-name="T23">A</text:span>uth commands</text:p>
      <text:list xml:id="list3023151074" text:style-name="L5">
        <text:list-item>
          <text:p text:style-name="P20">clear - <text:span text:style-name="T31">clear the environment </text:span></text:p>
        </text:list-item>
        <text:list-item>
          <text:p text:style-name="P18">exchange</text:p>
        </text:list-item>
        <text:list-item>
          <text:p text:style-name="P18">get_at</text:p>
        </text:list-item>
        <text:list-item>
          <text:p text:style-name="P18">get_cert </text:p>
        </text:list-item>
        <text:list-item>
          <text:p text:style-name="P18">get_grant</text:p>
        </text:list-item>
        <text:list-item>
          <text:p text:style-name="P19">get_rt</text:p>
        </text:list-item>
        <text:list-item>
          <text:p text:style-name="P19"><text:soft-page-break/>get_user_info</text:p>
        </text:list-item>
        <text:list-item>
          <text:p text:style-name="P19">revoke</text:p>
        </text:list-item>
        <text:list-item>
          <text:p text:style-name="P19">set_uri</text:p>
        </text:list-item>
      </text:list>
      <text:h text:style-name="P7" text:outline-level="2"><text:span text:style-name="T20">M</text:span><text:span text:style-name="T19">ost common sequence</text:span></text:h>
      <text:p text:style-name="P40"><text:span text:style-name="T19">Here is a sample session.</text:span></text:p>
      <text:p text:style-name="Preformatted_20_Text">client&gt;load</text:p>
      <text:p text:style-name="Preformatted_20_Text">config file = /home/ncsa/dev/csd/config/client-oa2.xml, config name=dev:command.line</text:p>
      <text:p text:style-name="Preformatted_20_Text">Remember that loading a configuration clears all current state, except parameters.</text:p>
      <text:p text:style-name="P40">This lets us see what configuration file is in use and which configuration is currently active.</text:p>
      <text:p text:style-name="Preformatted_20_Text">client&gt;set_uri</text:p>
      <text:p text:style-name="Preformatted_20_Text">URL copied to clipboard:</text:p>
      <text:p text:style-name="Preformatted_20_Text"><text:a xlink:type="simple" xlink:href="https://dev.cilogon.org/authorize?scope=edu.uiuc.ncsa.myproxy.getcert+org.cilogon.userinfo+openid+profile+email&amp;response_type=code&amp;redirect_uri=https%3A%2F%2Flocalhost%3A9443%2Fclient%2Fnot-ready&amp;state=WmUFbohL3EnPJyZb5gn90eXPcvb2dz8oSfAaZmaf6aQ&amp;nonce=Clbl8xO6Ey877Ce8LlOmPpFLvLxjUewmQWOOd9gtYbY&amp;prompt=login&amp;client_id=dev%3Acommand.line" text:style-name="Internet_20_link" text:visited-style-name="Visited_20_Internet_20_Link"><text:span text:style-name="T36">https://dev.cilogon.org/authorize?scope=edu.uiuc.ncsa.myproxy.getcert+org.cilogon.userinfo+openid+profile+email&amp;response_type=code&amp;redirect_uri=https%3A%2F%2Flocalhost%3A9443%2Fclient%2Fnot-ready&amp;state=WmUFbohL3EnPJyZb5gn90eXPcvb2dz8oSfAaZmaf6aQ&amp;nonce=Clbl8xO6Ey877Ce8LlOmPpFLvLxjUewmQWOOd9gtYbY&amp;prompt=login&amp;client_id=dev%3Acommand.line</text:span></text:a></text:p>
      <text:p text:style-name="Standard"/>
      <text:p text:style-name="P26"><text:span text:style-name="T35">This creates the correct (reallyl messy) url. If your computer has a clipboard available, this is copied to the clipboard for you. Now you head to your browser, paste this in, hit return and you should get an error (if your client is properly configured, since OAuth is trying to do a redirect to your client which is not a browser. Now, highlight the URL in the browser and copy it to the clipboard. Issue the following to copy it (if there is no clipboard, paste it as the argument to </text:span><text:span text:style-name="T7">get_grant</text:span><text:span text:style-name="T16">).</text:span></text:p>
      <text:p text:style-name="Preformatted_20_Text">client&gt;get_grant</text:p>
      <text:p text:style-name="Preformatted_20_Text">grant copied to clipboard.</text:p>
      <text:p text:style-name="P10">grant=https://dev.cilogon.org/oauth2/1dd5515372b7dd81a915c2b3b73ff452?type=authzGrant&amp;ts=1612383342334&amp;version=v2.0&amp;lifetime=900000</text:p>
      <text:p text:style-name="Standard"><text:line-break/><text:span text:style-name="T37">Now we can get the access token:</text:span><text:line-break/></text:p>
      <text:p text:style-name="Preformatted_20_Text"/>
      <text:p text:style-name="Preformatted_20_Text">client&gt;get_at</text:p>
      <text:p text:style-name="Preformatted_20_Text">default access token = https://dev.cilogon.org/oauth2/4c78da1852b7920a7e775aac4c3e509c?type=accessToken&amp;ts=1612383366545&amp;version=v2.0&amp;lifetime=900000</text:p>
      <text:p text:style-name="Preformatted_20_Text"><text:s text:c="3"/>expires in = 900000 ms.</text:p>
      <text:p text:style-name="Preformatted_20_Text"><text:s text:c="3"/>valid until Wed Feb 03 14:31:06 CST 2021</text:p>
      <text:p text:style-name="P11">default refresh token = https://dev.cilogon.org/oauth2/20c8421b94be2db2bb06ca880c83b2cb?type=refreshToken&amp;ts=1612383366545&amp;version=v2.0&amp;lifetime=1000000000</text:p>
      <text:p text:style-name="Preformatted_20_Text"><text:s text:c="3"/>expires in = 1000000000 ms.</text:p>
      <text:p text:style-name="Preformatted_20_Text"><text:s text:c="3"/>valid until Mon Feb 15 04:02:46 CST 2021</text:p>
      <text:p text:style-name="Standard"/>
      <text:p text:style-name="P27">If you want to see the claims that came back, issue</text:p>
      <text:p text:style-name="Preformatted_20_Text"/>
      <text:p text:style-name="Preformatted_20_Text">client&gt;claims</text:p>
      <text:p text:style-name="Preformatted_20_Text">{</text:p>
      <text:p text:style-name="Preformatted_20_Text"><text:s text:c="2"/>"sub": "http://cilogon.org/serverD/users/45",</text:p>
      <text:p text:style-name="Preformatted_20_Text"><text:s text:c="2"/>"idp_name": "Google",</text:p>
      <text:p text:style-name="Preformatted_20_Text"><text:s text:c="2"/>"cert_subject_dn": "/DC=org/DC=cilogon/C=US/O=Google/CN=j g D13115",</text:p>
      <text:p text:style-name="Preformatted_20_Text"><text:s text:c="2"/>"iss": "https://dev.cilogon.org",</text:p>
      <text:p text:style-name="Preformatted_20_Text"><text:s text:c="2"/>"given_name": "j",</text:p>
      <text:p text:style-name="Preformatted_20_Text"><text:soft-page-break/><text:s text:c="2"/>"nonce": "Clbl8xO6Ey877Ce8LlOmPpFLvLxjUewmQWOOd9gtYbY",</text:p>
      <text:p text:style-name="Preformatted_20_Text"><text:s text:c="2"/>"aud": "dev:command.line",</text:p>
      <text:p text:style-name="Preformatted_20_Text"><text:s text:c="2"/>"idp": "http://google.com/accounts/o8/id",</text:p>
      <text:p text:style-name="Preformatted_20_Text"><text:s text:c="2"/>"token_id": "https://dev.cilogon.org/oauth2/idToken/5e713aa845e159799b7b861872199bff/1612383353886",</text:p>
      <text:p text:style-name="Preformatted_20_Text"><text:s text:c="2"/>"auth_time": 1612383353,</text:p>
      <text:p text:style-name="Preformatted_20_Text"><text:s text:c="2"/>"exp": 1612384253,</text:p>
      <text:p text:style-name="Preformatted_20_Text"><text:s text:c="2"/>"iat": 1612383353,</text:p>
      <text:p text:style-name="Preformatted_20_Text">}</text:p>
      <text:p text:style-name="Text_20_body"/>
      <text:p text:style-name="P41">Note that these values are specific to me and how I logged in to CILogon (a popular extension of OA4MP), so there will be quite a lot of variation in what’s there. Finally, let’s exchange our access token for another one.</text:p>
      <text:p text:style-name="Preformatted_20_Text">client&gt;exchange</text:p>
      <text:p text:style-name="Preformatted_20_Text">default access token = https://dev.cilogon.org/oauth2/4212c19f8334f43a9712489fd8cc614f?type=accessToken&amp;ts=1612383974420&amp;version=v2.0&amp;lifetime=900000</text:p>
      <text:p text:style-name="Preformatted_20_Text"><text:s text:c="3"/>expires in = 900000 ms.</text:p>
      <text:p text:style-name="Preformatted_20_Text"><text:s text:c="3"/>valid until Wed Feb 03 14:41:14 CST 2021</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Mono1"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loext:graphic-properties draw:fill="solid" draw:fill-color="#21409a"/>
      <style:paragraph-properties fo:margin-top="0in" fo:margin-bottom="0in" loext:contextual-spacing="false" fo:background-color="#21409a"/>
      <style:text-properties fo:color="#fff200" style:font-name="Liberation Mono" fo:font-family="'Liberation Mono'" style:font-family-generic="modern" style:font-pitch="fixed" fo:font-size="10pt" fo:font-weight="bold" officeooo:rsid="021a0a19"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1-21T14:46:37.582151563</meta:creation-date>
    <dc:date>2021-02-03T14:26:42.559759978</dc:date>
    <meta:editing-duration>PT56M2S</meta:editing-duration>
    <meta:editing-cycles>15</meta:editing-cycles>
    <meta:generator>LibreOffice/6.4.6.2$Linux_X86_64 LibreOffice_project/40$Build-2</meta:generator>
    <meta:document-statistic meta:table-count="0" meta:image-count="0" meta:object-count="0" meta:page-count="5" meta:paragraph-count="126" meta:word-count="1237" meta:character-count="8149" meta:non-whitespace-character-count="6980"/>
  </office:meta>
</office:document-meta>
</file>